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100000201575CA60B.png" manifest:media-type="image/png"/>
  <manifest:file-entry manifest:full-path="Pictures/10000001000001F1000002011ECC2E4A.png" manifest:media-type="image/png"/>
  <manifest:file-entry manifest:full-path="Pictures/1000063B0000335E00003505A115685A.svg" manifest:media-type="image/svg+xml"/>
  <manifest:file-entry manifest:full-path="Pictures/10000001000001C10000020119E92395.png" manifest:media-type="image/png"/>
  <manifest:file-entry manifest:full-path="Pictures/1000000100000181000002014EF8209B.png" manifest:media-type="image/png"/>
  <manifest:file-entry manifest:full-path="Pictures/100001CB000027CA0000350509321FAF.svg" manifest:media-type="image/svg+xml"/>
  <manifest:file-entry manifest:full-path="Pictures/100002CB00002E68000035053320CA96.svg" manifest:media-type="image/svg+xml"/>
  <manifest:file-entry manifest:full-path="Pictures/1000000100000201000002013578649C.png" manifest:media-type="image/png"/>
  <manifest:file-entry manifest:full-path="Pictures/100004F500003505000035059BB8D876.svg" manifest:media-type="image/svg+xml"/>
  <manifest:file-entry manifest:full-path="Pictures/1000022600003505000035055587B4D9.svg" manifest:media-type="image/svg+xml"/>
  <manifest:file-entry manifest:full-path="Pictures/10000001000001C100000201E6BB4855.png" manifest:media-type="image/png"/>
  <manifest:file-entry manifest:full-path="Pictures/1000049900002E68000035051302AF63.svg" manifest:media-type="image/svg+xml"/>
  <manifest:file-entry manifest:full-path="Pictures/100000000000064000000640550C544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355269" loext:opacity="100%" style:font-name="Roboto Slab" officeooo:paragraph-rsid="000d91f6"/>
    </style:style>
    <style:style style:name="P2" style:family="paragraph">
      <loext:graphic-properties draw:fill="bitmap" draw:fill-image-name="Raphael_5f_Profile_5f_Picture_5f_small" style:repeat="stretch" draw:fill-image-ref-point-x="0%" draw:fill-image-ref-point-y="0%" draw:fill-image-ref-point="center"/>
    </style:style>
    <style:style style:name="P3" style:family="paragraph" style:parent-style-name="Standard">
      <style:paragraph-properties fo:line-height="115%" fo:text-align="center" style:justify-single-word="false"/>
      <style:text-properties fo:color="#666666" loext:opacity="100%" style:font-name="Roboto Slab" fo:font-size="16pt" style:text-underline-style="none" fo:font-weight="bold" officeooo:rsid="000d91f6" officeooo:paragraph-rsid="000d91f6" style:font-weight-asian="bold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paragraph-rsid="000d91f6"/>
    </style:style>
    <style:style style:name="P5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rsid="0012fdb5" officeooo:paragraph-rsid="0012fdb5"/>
    </style:style>
    <style:style style:name="P6" style:family="paragraph" style:parent-style-name="Standard">
      <style:paragraph-properties fo:line-height="115%" fo:text-align="start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color="#355269" loext:opacity="100%" style:font-name="Roboto Slab" fo:font-size="14pt" fo:font-weight="bold" officeooo:rsid="0019a317" officeooo:paragraph-rsid="000d91f6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color="#355269" loext:opacity="100%" style:font-name="Roboto Slab" fo:font-size="14pt" fo:font-weight="bold" officeooo:rsid="000d91f6" officeooo:paragraph-rsid="000d91f6" style:font-weight-asian="bold" style:font-weight-complex="bold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12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3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weight="bold" officeooo:rsid="000d91f6" officeooo:paragraph-rsid="000d91f6" style:font-weight-asian="bold" style:font-weight-complex="bold"/>
    </style:style>
    <style:style style:name="P14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officeooo:rsid="000d91f6" officeooo:paragraph-rsid="000d91f6"/>
    </style:style>
    <style:style style:name="P15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16" style:family="paragraph" style:parent-style-name="Standard" style:list-style-name="L3">
      <style:text-properties style:font-name="Roboto Slab"/>
    </style:style>
    <style:style style:name="P17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2c405c" officeooo:paragraph-rsid="002c405c" style:font-weight-asian="bold" style:font-weight-complex="bold"/>
    </style:style>
    <style:style style:name="P18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2c405c" officeooo:paragraph-rsid="002c405c" style:font-weight-asian="normal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bold" officeooo:rsid="002c405c" officeooo:paragraph-rsid="002c405c" style:font-weight-asian="bold" style:font-weight-complex="bold"/>
    </style:style>
    <style:style style:name="P20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27aae5" officeooo:paragraph-rsid="0027aae5" style:font-weight-asian="bold" style:font-weight-complex="bold"/>
    </style:style>
    <style:style style:name="P21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27aae5" officeooo:paragraph-rsid="0027aae5" style:font-weight-asian="normal" style:font-weight-complex="normal"/>
    </style:style>
    <style:style style:name="P22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27aae5" officeooo:paragraph-rsid="0027aae5" style:font-weight-asian="normal" style:font-weight-complex="normal"/>
    </style:style>
    <style:style style:name="P23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24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1fa94c" style:font-weight-asian="normal" style:font-weight-complex="normal"/>
    </style:style>
    <style:style style:name="P25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fa94c" officeooo:paragraph-rsid="001fa94c" style:font-weight-asian="normal" style:font-weight-complex="normal"/>
    </style:style>
    <style:style style:name="P26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fa94c" officeooo:paragraph-rsid="001fa94c" style:font-weight-asian="normal" style:font-weight-complex="normal"/>
    </style:style>
    <style:style style:name="P28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1debfd" style:font-weight-asian="normal" style:font-weight-complex="normal"/>
    </style:style>
    <style:style style:name="P29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30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31" style:family="paragraph" style:parent-style-name="Standard" style:list-style-name="L5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32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33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35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149796" officeooo:paragraph-rsid="00149796" style:font-weight-asian="bold" style:font-weight-complex="bold"/>
    </style:style>
    <style:style style:name="P36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af7b5" officeooo:paragraph-rsid="001af7b5" style:font-weight-asian="normal" style:font-weight-complex="normal"/>
    </style:style>
    <style:style style:name="T1" style:family="text">
      <style:text-properties fo:font-size="18pt" fo:font-weight="bold" officeooo:rsid="000d91f6" style:font-weight-asian="bold" style:font-weight-complex="bold"/>
    </style:style>
    <style:style style:name="T2" style:family="text">
      <style:text-properties officeooo:rsid="001debfd"/>
    </style:style>
    <style:style style:name="T3" style:family="text">
      <style:text-properties style:font-name="Roboto Slab" fo:font-size="12pt" style:text-underline-style="none" fo:font-weight="normal" officeooo:rsid="001debfd" style:font-weight-asian="normal" style:font-weight-complex="normal"/>
    </style:style>
    <style:style style:name="T4" style:family="text">
      <style:text-properties style:font-name="Roboto Slab" fo:font-size="12pt" style:text-underline-style="none" fo:font-weight="normal" officeooo:rsid="001c78b0" style:font-weight-asian="normal" style:font-weight-complex="normal"/>
    </style:style>
    <style:style style:name="T5" style:family="text">
      <style:text-properties style:font-name="Roboto Slab" fo:font-size="12pt" style:text-underline-style="none" fo:font-weight="normal" officeooo:rsid="000d91f6" style:font-weight-asian="normal" style:font-weight-complex="normal"/>
    </style:style>
    <style:style style:name="T6" style:family="text">
      <style:text-properties style:font-name="Roboto Slab" fo:font-size="12pt" style:text-underline-style="none" fo:font-weight="normal" style:font-weight-asian="normal" style:font-weight-complex="normal"/>
    </style:style>
    <style:style style:name="T7" style:family="text">
      <style:text-properties officeooo:rsid="002c405c"/>
    </style:style>
    <style:style style:name="T8" style:family="text">
      <style:text-properties officeooo:rsid="0011775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234173" style:font-weight-asian="bold" style:font-weight-complex="bold"/>
    </style:style>
    <style:style style:name="T12" style:family="text">
      <style:text-properties officeooo:rsid="00234173"/>
    </style:style>
    <style:style style:name="T13" style:family="text">
      <style:text-properties style:text-underline-style="none"/>
    </style:style>
    <style:style style:name="T14" style:family="text">
      <style:text-properties officeooo:rsid="000ea513"/>
    </style:style>
    <style:style style:name="T15" style:family="text">
      <style:text-properties fo:font-size="12pt"/>
    </style:style>
    <style:style style:name="T16" style:family="text">
      <style:text-properties fo:font-size="12pt" fo:font-weight="normal" style:font-weight-asian="normal" style:font-weight-complex="normal"/>
    </style:style>
    <style:style style:name="T17" style:family="text">
      <style:text-properties fo:font-size="12pt" fo:font-weight="bold" style:font-weight-asian="bold" style:font-weight-complex="bold"/>
    </style:style>
    <style:style style:name="T18" style:family="text">
      <style:text-properties fo:font-size="12pt" fo:font-weight="normal" officeooo:rsid="000ea513" style:font-weight-asian="normal" style:font-weight-complex="normal"/>
    </style:style>
    <style:style style:name="T19" style:family="text">
      <style:text-properties fo:font-size="12pt" fo:font-weight="normal" officeooo:rsid="00197689" style:font-weight-asian="normal" style:font-weight-complex="normal"/>
    </style:style>
    <style:style style:name="T20" style:family="text">
      <style:text-properties fo:font-size="12pt" fo:font-weight="normal" officeooo:rsid="0028e904" style:font-weight-asian="normal" style:font-weight-complex="normal"/>
    </style:style>
    <style:style style:name="T21" style:family="text">
      <style:text-properties fo:font-size="12pt" fo:font-weight="normal" officeooo:rsid="00234173" style:font-weight-asian="normal" style:font-weight-complex="normal"/>
    </style:style>
    <style:style style:name="T22" style:family="text">
      <style:text-properties fo:font-size="12pt" fo:font-weight="normal" officeooo:rsid="0027aae5" style:font-weight-asian="normal" style:font-weight-complex="normal"/>
    </style:style>
    <style:style style:name="T23" style:family="text">
      <style:text-properties fo:color="#666666" loext:opacity="100%" fo:font-size="12pt" fo:font-weight="bold" officeooo:rsid="002c405c" style:font-weight-asian="bold" style:font-weight-complex="bold"/>
    </style:style>
    <style:style style:name="T24" style:family="text">
      <style:text-properties fo:color="#666666" loext:opacity="100%" fo:font-size="12pt" fo:font-weight="bold" officeooo:rsid="00281cf2" style:font-weight-asian="bold" style:font-weight-complex="bold"/>
    </style:style>
    <style:style style:name="T25" style:family="text">
      <style:text-properties fo:color="#666666" loext:opacity="100%" fo:font-weight="bold" style:font-weight-asian="bold" style:font-weight-complex="bold"/>
    </style:style>
    <style:style style:name="T26" style:family="text">
      <style:text-properties style:font-name="Roboto Slab" fo:font-weight="normal" style:font-weight-asian="normal" style:font-weight-complex="normal"/>
    </style:style>
    <style:style style:name="T27" style:family="text">
      <style:text-properties officeooo:rsid="003277a0"/>
    </style:style>
    <style:style style:name="T28" style:family="text">
      <style:text-properties officeooo:rsid="002a9b4b"/>
    </style:style>
    <style:style style:name="T29" style:family="text">
      <style:text-properties officeooo:rsid="000d91f6"/>
    </style:style>
    <style:style style:name="T30" style:family="text">
      <style:text-properties style:font-name="Roboto Slab"/>
    </style:style>
    <style:style style:name="T31" style:family="text">
      <style:text-properties style:font-name="Roboto Slab" officeooo:rsid="0026bbfa"/>
    </style:style>
    <style:style style:name="T32" style:family="text">
      <style:text-properties style:font-name="Roboto Slab" officeooo:rsid="001debf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officeooo:rsid="001af7b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4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bitmap" draw:fill-image-name="Raphael_5f_Profile_5f_Picture_5f_small" style:repeat="stretch" draw:fill-image-ref-point-x="0%" draw:fill-image-ref-point-y="0%" draw:fill-image-ref-point="center" draw:textarea-horizontal-align="justify" draw:textarea-vertical-align="middle" draw:auto-grow-height="false" fo:min-height="1.609cm" fo:min-width="1.609cm" draw:shadow="visible" draw:shadow-offset-x="0cm" draw:shadow-offset-y="0cm" draw:shadow-opacity="25%" loext:shadow-blur="0.31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6" draw:name="Shape 1" draw:style-name="gr1" draw:text-style-name="P2" svg:width="2.276cm" svg:height="2.276cm" svg:x="7.999cm" svg:y="0.1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RAPHAEL BATISTA FONTÃO</text:span></text:p>
      <text:p text:style-name="P3">Desenvolvedor Fullstack <text:span text:style-name="T2">PHP/JavaScript </text:span>Pleno-Sênior</text:p>
      <text:p text:style-name="P4"><draw:frame draw:style-name="fr1" draw:name="Figura2" text:anchor-type="char" svg:x="0.041cm" svg:y="-0.021cm" svg:width="0.464cm" svg:height="0.529cm" draw:z-index="0"><draw:image xlink:href="Pictures/1000049900002E68000035051302AF63.svg" xlink:type="simple" xlink:show="embed" xlink:actuate="onLoad" draw:mime-type="image/svg+xml"/><draw:image xlink:href="Pictures/10000001000001C100000201E6BB4855.png" xlink:type="simple" xlink:show="embed" xlink:actuate="onLoad" draw:mime-type="image/png"/></draw:frame><text:span text:style-name="T3">+55 </text:span><text:a xlink:type="simple" xlink:href="https://api.whatsapp.com/send?phone=5511969286032" office:target-frame-name="_blank" xlink:show="new" text:style-name="Internet_20_link" text:visited-style-name="Visited_20_Internet_20_Link"><text:span text:style-name="T4">(11) 96928-6032 </text:span></text:a><text:span text:style-name="T5"><text:s text:c="9"/></text:span><draw:frame draw:style-name="fr1" draw:name="Figura3" text:anchor-type="char" svg:x="5.853cm" svg:y="0.058cm" svg:width="0.471cm" svg:height="0.471cm" draw:z-index="1"><draw:image xlink:href="Pictures/1000022600003505000035055587B4D9.svg" xlink:type="simple" xlink:show="embed" xlink:actuate="onLoad" draw:mime-type="image/svg+xml"/><draw:image xlink:href="Pictures/1000000100000201000002013578649C.png" xlink:type="simple" xlink:show="embed" xlink:actuate="onLoad" draw:mime-type="image/png"/></draw:frame><text:span text:style-name="T5"><text:s text:c="10"/></text:span><text:a xlink:type="simple" xlink:href="mailto:rbfraphael@gmail.com" office:target-frame-name="_blank" xlink:show="new" text:style-name="Internet_20_link" text:visited-style-name="Visited_20_Internet_20_Link"><text:span text:style-name="T5">rbfraphael@gmail.com</text:span></text:a><text:span text:style-name="T5"> <text:s text:c="17"/></text:span><draw:frame draw:style-name="fr1" draw:name="Figura4" text:anchor-type="char" svg:x="12.741cm" svg:y="0.071cm" svg:width="0.291cm" svg:height="0.388cm" draw:z-index="2"><draw:image xlink:href="Pictures/100001CB000027CA0000350509321FAF.svg" xlink:type="simple" xlink:show="embed" xlink:actuate="onLoad" draw:mime-type="image/svg+xml"/><draw:image xlink:href="Pictures/1000000100000181000002014EF8209B.png" xlink:type="simple" xlink:show="embed" xlink:actuate="onLoad" draw:mime-type="image/png"/></draw:frame><text:span text:style-name="T5"><text:s text:c="2"/>São Paulo – SP – </text:span><text:span text:style-name="T3">Brasil</text:span></text:p>
      <text:p text:style-name="P5"><text:a xlink:type="simple" xlink:href="https://linkedin.com/in/rbfraphael" office:target-frame-name="_blank" xlink:show="new" text:style-name="Internet_20_link" text:visited-style-name="Visited_20_Internet_20_Link"><draw:frame draw:style-name="fr1" draw:name="Figura5" text:anchor-type="char" svg:x="-0.203cm" svg:y="0.053cm" svg:width="0.399cm" svg:height="0.455cm" draw:z-index="3"><draw:image xlink:href="Pictures/100002CB00002E68000035053320CA96.svg" xlink:type="simple" xlink:show="embed" xlink:actuate="onLoad" draw:mime-type="image/svg+xml"/><draw:image xlink:href="Pictures/10000001000001C10000020119E92395.png" xlink:type="simple" xlink:show="embed" xlink:actuate="onLoad" draw:mime-type="image/png"/></draw:frame><text:span text:style-name="T5">l</text:span><text:span text:style-name="T6">inkedin.com/in/rbfraphael</text:span></text:a><text:span text:style-name="T6"> <text:s text:c="19"/></text:span><draw:frame draw:style-name="fr1" draw:name="Figura6" text:anchor-type="char" svg:x="7.405cm" svg:y="0.123cm" svg:width="0.406cm" svg:height="0.42cm" draw:z-index="4"><draw:image xlink:href="Pictures/1000063B0000335E00003505A115685A.svg" xlink:type="simple" xlink:show="embed" xlink:actuate="onLoad" draw:mime-type="image/svg+xml"/><draw:image xlink:href="Pictures/10000001000001F1000002011ECC2E4A.png" xlink:type="simple" xlink:show="embed" xlink:actuate="onLoad" draw:mime-type="image/png"/></draw:frame><text:a xlink:type="simple" xlink:href="https://github.com/rbfraphael" office:target-frame-name="_blank" xlink:show="new" text:style-name="Internet_20_link" text:visited-style-name="Visited_20_Internet_20_Link"><text:span text:style-name="T6">github.com/rbfraphael</text:span></text:a><text:span text:style-name="T6"> <text:s text:c="19"/></text:span><draw:frame draw:style-name="fr1" draw:name="Figura7" text:anchor-type="char" svg:x="13.944cm" svg:y="0.086cm" svg:width="0.46cm" svg:height="0.46cm" draw:z-index="5"><draw:image xlink:href="Pictures/100004F500003505000035059BB8D876.svg" xlink:type="simple" xlink:show="embed" xlink:actuate="onLoad" draw:mime-type="image/svg+xml"/><draw:image xlink:href="Pictures/100000010000020100000201575CA60B.png" xlink:type="simple" xlink:show="embed" xlink:actuate="onLoad" draw:mime-type="image/png"/></draw:frame><text:a xlink:type="simple" xlink:href="https://rbfraphael.com.br/" office:target-frame-name="_blank" xlink:show="new" text:style-name="Internet_20_link" text:visited-style-name="Visited_20_Internet_20_Link"><text:span text:style-name="T4">rbfraphael.com.br</text:span></text:a></text:p>
      <text:p text:style-name="P6"/>
      <text:p text:style-name="P7">PERFIL</text:p>
      <text:p text:style-name="P8"><text:tab/>Possuo <text:span text:style-name="T7">8</text:span> anos de experiência com <text:span text:style-name="T8">programação</text:span>. Iniciei minha carreira na área em 2016 como estagiário, com ênfase em PHP e Wordpress. Desde então, evoluí meus conhecimentos para um nível de proficiência pleno/sênior em desenvolvimento fullstack, desde o<text:span text:style-name="T9"> </text:span><text:span text:style-name="T10">DevOps</text:span>, com Docker, Linux, Apache, NGINX e NodeJs, passando pelo<text:span text:style-name="T9"> </text:span><text:span text:style-name="T11">B</text:span><text:span text:style-name="T10">ack-end</text:span> com Laravel, Wordpress, ExpressJS, MySQL, PostgreSQL e MongoDB, <text:span text:style-name="T11">F</text:span><text:span text:style-name="T10">ront-end</text:span><text:span text:style-name="T9"> </text:span>em JavaScript com React, NextJS, Angular, <text:span text:style-name="T12">Svelte, SvelteKit, </text:span>Bootstrap, TailwindCSS, SASS e jQuery, <text:span text:style-name="T11">D</text:span><text:span text:style-name="T10">esktop</text:span> com JavaScript e ElectronJS, <text:span text:style-name="T13">e </text:span><text:span text:style-name="T11">M</text:span><text:span text:style-name="T10">obile</text:span> com Ionic e React-Native.</text:p>
      <text:p text:style-name="P8"><text:tab/>Gosto de estudar e estar continuamente evoluindo tanto meus conhecimentos técnicos como minhas soft-skills, buscando estar sempre em conformidade com o que há de mais atual no mercado de tecnologia. Gosto de desafios que me deixem engajado e animado com projetos nos quais trabalho.</text:p>
      <text:p text:style-name="P8"/>
      <text:p text:style-name="P9">OBJETIVOS</text:p>
      <text:list text:style-name="L1">
        <text:list-item>
          <text:p text:style-name="P10">Posiçõ<text:span text:style-name="T14">es</text:span></text:p>
          <text:list>
            <text:list-item>
              <text:p text:style-name="P11">Desenvolvedor Fullstack Pleno/Sênior; Desenvolvedor Back-end Pleno/Sênior; Desenvolvedor Front-end Pleno/Sênior; Desenvolvedor Mobile Pleno/Sênior;</text:p>
            </text:list-item>
          </text:list>
        </text:list-item>
      </text:list>
      <text:p text:style-name="P8"/>
      <text:list text:continue-numbering="true" text:style-name="L1">
        <text:list-item>
          <text:p text:style-name="P10">Contratação</text:p>
          <text:list>
            <text:list-item>
              <text:p text:style-name="P11">CLT; PJ</text:p>
            </text:list-item>
          </text:list>
        </text:list-item>
      </text:list>
      <text:p text:style-name="P8"/>
      <text:list text:continue-numbering="true" text:style-name="L1">
        <text:list-item>
          <text:p text:style-name="P10">Modalidade</text:p>
          <text:list>
            <text:list-item>
              <text:p text:style-name="P11">Remoto (Home Office)</text:p>
            </text:list-item>
          </text:list>
        </text:list-item>
      </text:list>
      <text:p text:style-name="P8"/>
      <text:p text:style-name="P9">HABILIDADES</text:p>
      <text:list text:style-name="L2">
        <text:list-item>
          <text:p text:style-name="P12">DevOps</text:p>
          <text:list>
            <text:list-item>
              <text:p text:style-name="P13"><text:span text:style-name="T15">Sistemas Operacionais: </text:span><text:span text:style-name="T16">Linux; Windows Server</text:span></text:p>
            </text:list-item>
            <text:list-item>
              <text:p text:style-name="P13"><text:span text:style-name="T15">Softwares: </text:span><text:span text:style-name="T16">Docker; Apache; NGINX; PHP-FPM; PHP-CGI; NodeJS</text:span></text:p>
            </text:list-item>
            <text:list-item>
              <text:p text:style-name="P13"><text:span text:style-name="T15">Serviços: </text:span><text:span text:style-name="T16">Hostgator; Hostinger; Locaweb; Amazon AWS; Google GCP; Cloudflare; GitHub Action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<text:soft-page-break/>Back-end</text:p>
          <text:list>
            <text:list-item>
              <text:p text:style-name="P14"><text:span text:style-name="T17">Banco de Dados:</text:span><text:span text:style-name="T16"> MySQL/MariaDB; PostgreSQ</text:span><text:span text:style-name="T18">L</text:span><text:span text:style-name="T16">; MongoDB</text:span></text:p>
            </text:list-item>
            <text:list-item>
              <text:p text:style-name="P14"><text:span text:style-name="T17">Linguagens de programação:</text:span><text:span text:style-name="T16"> PHP; JavaScript; TypeScript</text:span></text:p>
            </text:list-item>
            <text:list-item>
              <text:p text:style-name="P14"><text:span text:style-name="T17">Frameworks, CMSs e Bibliotecas:</text:span><text:span text:style-name="T16"> Laravel; CodeIgniter; Wordpress; ExpressJS; </text:span><text:span text:style-name="T19">Prisma ORM; </text:span><text:span text:style-name="T20">Nest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Front-end</text:p>
          <text:list>
            <text:list-item>
              <text:p text:style-name="P14"><text:span text:style-name="T17">Linguagens de Programação:</text:span><text:span text:style-name="T16"> HTML; CSS; SASS; JavaScript; TypeScript</text:span></text:p>
            </text:list-item>
            <text:list-item>
              <text:p text:style-name="P14"><text:span text:style-name="T17">Frameworks e Bibliotecas:</text:span><text:span text:style-name="T16"> React; NextJS; Angular; </text:span><text:span text:style-name="T21">Svelte; SvelteKit; </text:span><text:span text:style-name="T16">jQuery; Bootstrap; TailwindCSS; </text:span><text:span text:style-name="T22">VueJS; Nuxt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Desktop</text:p>
          <text:list>
            <text:list-item>
              <text:p text:style-name="P13"><text:span text:style-name="T15">Linguagens de Programação: </text:span><text:span text:style-name="T16">HTML; CSS; SASS; JavaSript; TypeScript</text:span></text:p>
            </text:list-item>
            <text:list-item>
              <text:p text:style-name="P13"><text:span text:style-name="T15">Frameworks e Bibliotecas: </text:span><text:span text:style-name="T16">Electron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Mobile</text:p>
          <text:list>
            <text:list-item>
              <text:p text:style-name="P13"><text:span text:style-name="T15">Linguagens de Programação: </text:span><text:span text:style-name="T16">HTML; CSS; SASS; JavaScript; TypeScript</text:span></text:p>
            </text:list-item>
            <text:list-item>
              <text:p text:style-name="P13"><text:span text:style-name="T15">Plataformas: </text:span><text:span text:style-name="T16">Android; iOS</text:span></text:p>
            </text:list-item>
            <text:list-item>
              <text:p text:style-name="P13"><text:span text:style-name="T15">Frameworks e Bibliotecas: </text:span><text:span text:style-name="T16">Ionic; React-Native; Expo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Complementares</text:p>
          <text:list>
            <text:list-item>
              <text:p text:style-name="P15">Desenvolvimento de Games multiplataforma com engine Unity e linguagem C#</text:p>
            </text:list-item>
            <text:list-item>
              <text:p text:style-name="P15">Conhecimento de Git, plataformas de versionamento (GitHub, GitLab, BitBucket, Azure) e Gitflow</text:p>
            </text:list-item>
            <text:list-item>
              <text:p text:style-name="P15">Conhecimento da metodologia ágil SCRUM</text:p>
            </text:list-item>
          </text:list>
        </text:list-item>
      </text:list>
      <text:p text:style-name="P8"/>
      <text:p text:style-name="P9">EXPERIÊNCIAS</text:p>
      <text:list text:style-name="L3">
        <text:list-item>
          <text:p text:style-name="P16"><text:span text:style-name="T23">Desenvolvedor Fullstack </text:span><text:span text:style-name="T24">Sênior</text:span><text:span text:style-name="T25"> – AvenueCode</text:span></text:p>
          <text:list>
            <text:list-item>
              <text:p text:style-name="P17"><text:a xlink:type="simple" xlink:href="http://www.avenuecode.com.br/" text:style-name="Internet_20_link" text:visited-style-name="Visited_20_Internet_20_Link"><text:span text:style-name="T26">www.avenuecode.com.br</text:span></text:a><text:span text:style-name="T26"> • De Agosto/2024 até o momento</text:span></text:p>
            </text:list-item>
            <text:list-item>
              <text:p text:style-name="P18">Atuação com desenvolvimento e manutenção de portais de notícia e conteúdo refeência, utilizando PHP (Wordpress e Laravel) e JavaScript, sobre o mercado de mineração, com alocação remota no cliente EarthLabs Media Inc., cediada na cidade de Ontario, no Canadá, detentora dos websites mining.com, northernminer.com, canadianminingjournal.com e demais acerca do grupo.</text:p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text:continue-numbering="true" text:style-name="L3">
        <text:list-item>
          <text:p text:style-name="P20"><text:soft-page-break/>Desenvolvedor Fullstack Pleno – <text:span text:style-name="T27">Freelancer/Temporário </text:span>– ShockIT</text:p>
          <text:list>
            <text:list-item>
              <text:p text:style-name="P21"><text:span text:style-name="T28">www.</text:span>shockit.com.br <text:span text:style-name="T29">• </text:span>De Abril/2024 até o momento</text:p>
            </text:list-item>
            <text:list-item>
              <text:p text:style-name="P21">Desenvolvimento de manutenção de aplicações fullstack, utilizando PHP/Laravel e TypeScript/NodeJS para back-end e React com NextJS para front-end. Constante contato com times de demais projetos, para auxiliar no desenvolvimento de novas soluções. Eventualmente, atuação com desenvolvimento e manutenção de websites com Wordpress, utilizando código proprietário para plugins e temas, ou construtores visuais como Elementor.</text:p>
            </text:list-item>
          </text:list>
        </text:list-item>
      </text:list>
      <text:p text:style-name="P22"/>
      <text:list text:continue-numbering="true" text:style-name="L3">
        <text:list-item>
          <text:p text:style-name="P23">Desenvolvedor Fullstack Pleno – Newton Inteligência Digital</text:p>
          <text:list>
            <text:list-item>
              <text:p text:style-name="P24"><text:a xlink:type="simple" xlink:href="http://www.newton.ag/" text:style-name="Internet_20_link" text:visited-style-name="Visited_20_Internet_20_Link"><text:span text:style-name="T30">www.newton.ag</text:span></text:a><text:span text:style-name="T30"> • </text:span><text:span text:style-name="T31">De</text:span><text:span text:style-name="T30"> Outubro/2022 </text:span><text:span text:style-name="T31">até Abril/2024</text:span></text:p>
            </text:list-item>
            <text:list-item>
              <text:p text:style-name="P25">Desenvolvimento e manutenção de aplicações diversas para clientes de diferentes áreas de atuação, como delivery de alimentos e incorporadoras/administradoras de imóveis, utilizando AWS para serviços cloud, Laravel e CodeIgniter para back-end, React, NextJS, HTML, CSS e JavaScript para front-end, Ionic, Angular e React-Native para aplicativos móveis e, eventualmente, Wordpress para desenvolvimento de websites institucionais.</text:p>
            </text:list-item>
          </text:list>
        </text:list-item>
      </text:list>
      <text:p text:style-name="P8"/>
      <text:list text:continue-numbering="true" text:style-name="L3">
        <text:list-item>
          <text:p text:style-name="P23">Desenvolvedor Web Fullstack Pleno – JMS Comunicação</text:p>
          <text:list>
            <text:list-item>
              <text:p text:style-name="P26"><text:a xlink:type="simple" xlink:href="http://www.jmscomunicacao.com.br/" text:style-name="Internet_20_link" text:visited-style-name="Visited_20_Internet_20_Link"><text:span text:style-name="T30">www.jmscomunicacao.com.br</text:span></text:a><text:span text:style-name="T30"> • </text:span><text:span text:style-name="T32">De </text:span><text:span text:style-name="T30">Novembro/2021 </text:span><text:span text:style-name="T32">até</text:span><text:span text:style-name="T30"> Junho/2023</text:span></text:p>
            </text:list-item>
            <text:list-item>
              <text:p text:style-name="P25">Atuação em desenvolvimento e manutenção de sites de notícias, a maioria parceiros do serviço Uol, com Wordpress e Laravel. Auxílio no gerenciamento DevOps de infraestruturas robustas na AWS e DigitalOcean, com balanceadores de carga, servidores de redundância, servidores dedicados à cache com Redis e Varnish e servidores de bancos de dados MySQL e PostgreSQL.</text:p>
            </text:list-item>
          </text:list>
        </text:list-item>
      </text:list>
      <text:p text:style-name="P27"/>
      <text:list text:continue-numbering="true" text:style-name="L3">
        <text:list-item>
          <text:p text:style-name="P23">Desenvolvedor Sênior – 7COMm Informática</text:p>
          <text:list>
            <text:list-item>
              <text:p text:style-name="P28"><text:a xlink:type="simple" xlink:href="https://www.7comm.com.br/" text:style-name="Internet_20_link" text:visited-style-name="Visited_20_Internet_20_Link"><text:span text:style-name="T30">www.7comm.com.br</text:span></text:a><text:span text:style-name="T30"> • </text:span><text:span text:style-name="T32">De </text:span><text:span text:style-name="T30">Outubro/2020 </text:span><text:span text:style-name="T32">até </text:span><text:span text:style-name="T30">Abril/2023</text:span></text:p>
            </text:list-item>
            <text:list-item>
              <text:p text:style-name="P25">Inicialmente atuando na melhoria de performance de sites PHP Wordpress, focando em redução do tempo de carregamento e melhorias de SEO. Atuação em integração de loja virtual Wordpress/WooCommerce com ERP interno de clientes. Participação no desenvolvimento front-end com Angular e TypeScript em um projeto de 2 anos de um canal digital para uma fornecedora de seguros B2B.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3">
        <text:list-item>
          <text:p text:style-name="P23"><text:soft-page-break/>Desenvolvedor Web Júnior → Pleno – B-Young Social Media</text:p>
          <text:list>
            <text:list-item>
              <text:p text:style-name="P28"><text:a xlink:type="simple" xlink:href="https://www.b-young.me/" text:style-name="Internet_20_link" text:visited-style-name="Visited_20_Internet_20_Link"><text:span text:style-name="T30">www.b-young.me</text:span></text:a><text:span text:style-name="T30"> • </text:span><text:span text:style-name="T32">De </text:span><text:span text:style-name="T30">Junho/2018 </text:span><text:span text:style-name="T32">até </text:span><text:span text:style-name="T30">Novembro/2021</text:span></text:p>
            </text:list-item>
            <text:list-item>
              <text:p text:style-name="P25">Desenvolvimento de materiais publicitários digitais, como landing pages, e-mails HTML, sites institucionais, blogs e relacionados utilizando Wordpress, HTML, CSS, JavaScript, jQuery, Bootstrap e recursos complementares. Auxílio em gerenciamento de servidores de hospedagem compartilhada de clientes, em serviços cloud como Hostgator, Hostinger e GoDaddy. Controle e gerenciamento de servidor NAS local, montado por mim para atender às demandas de compartilhamento de arquivos internos. Desenvolvimento de aplicações web fullstack com Laravel e MySQL para back-end (APIs) e front-end com React e NextJS.</text:p>
            </text:list-item>
          </text:list>
        </text:list-item>
      </text:list>
      <text:p text:style-name="P8"/>
      <text:list text:continue-numbering="true" text:style-name="L3">
        <text:list-item>
          <text:p text:style-name="P23">Estagiário de Desenvolvedor Web – B-Young Social Media</text:p>
          <text:list>
            <text:list-item>
              <text:p text:style-name="P28"><text:a xlink:type="simple" xlink:href="https://www.b-young.me/" text:style-name="Internet_20_link" text:visited-style-name="Visited_20_Internet_20_Link"><text:span text:style-name="T30">www.b-young.me</text:span></text:a><text:span text:style-name="T30"> • </text:span><text:span text:style-name="T32">De </text:span><text:span text:style-name="T30">Novembro/2016 </text:span><text:span text:style-name="T32">até</text:span><text:span text:style-name="T30"> Junho/2018</text:span></text:p>
            </text:list-item>
            <text:list-item>
              <text:p text:style-name="P25">Desenvolvimento de materiais publicitários digitais, como landing pages, e-mails HTML, sites institucionais, blogs e relacionados utilizando Wordpress, HTML, CSS, JavaScript, jQuery, Bootstrap e recursos complementares.</text:p>
            </text:list-item>
          </text:list>
        </text:list-item>
      </text:list>
      <text:p text:style-name="P27"/>
      <text:list text:continue-numbering="true" text:style-name="L3">
        <text:list-item>
          <text:p text:style-name="P23">Aprendiz de Recursos Humanos – TeleTech Brasil</text:p>
          <text:list>
            <text:list-item>
              <text:p text:style-name="P28"><text:a xlink:type="simple" xlink:href="https://www.ttecjobs.com/" text:style-name="Internet_20_link" text:visited-style-name="Visited_20_Internet_20_Link"><text:span text:style-name="T30">www.ttecjobs.com</text:span></text:a><text:span text:style-name="T30"> • </text:span><text:span text:style-name="T32">De </text:span><text:span text:style-name="T30">Março/2016 </text:span><text:span text:style-name="T32">até</text:span><text:span text:style-name="T30"> Novembro/2016</text:span></text:p>
            </text:list-item>
            <text:list-item>
              <text:p text:style-name="P25">Auxílio na organização de atestados médicos de funcionários, auxílio no controle de admissão e demissão de funcionários através dos sistemas Oracle ERP Business Suite e TOTVS Protheus.</text:p>
            </text:list-item>
          </text:list>
        </text:list-item>
      </text:list>
      <text:p text:style-name="P8"/>
      <text:p text:style-name="P9">FORMAÇÃO</text:p>
      <text:list text:style-name="L4">
        <text:list-item>
          <text:p text:style-name="P29">Pós-Graduação/Especialização em Desenvolvimento de Jogos Digitais</text:p>
          <text:list>
            <text:list-item>
              <text:p text:style-name="P30">Centro Universitário SENAC Santo Amaro</text:p>
            </text:list-item>
            <text:list-item>
              <text:p text:style-name="P30">Início em Fevereiro/2020 | Término em Dezembro/2021</text:p>
            </text:list-item>
          </text:list>
        </text:list-item>
      </text:list>
      <text:p text:style-name="P8"/>
      <text:list text:continue-numbering="true" text:style-name="L4">
        <text:list-item>
          <text:p text:style-name="P29">Superior Tecnólogo em Desenvolvimento de Jogos Digitais</text:p>
          <text:list>
            <text:list-item>
              <text:p text:style-name="P30">Centro Universitário SENAC Santo Amaro</text:p>
            </text:list-item>
            <text:list-item>
              <text:p text:style-name="P30">Início em Fevereiro/2016 | Término em Junho/2018</text:p>
            </text:list-item>
          </text:list>
        </text:list-item>
      </text:list>
      <text:p text:style-name="P8"/>
      <text:list text:continue-numbering="true" text:style-name="L4">
        <text:list-item>
          <text:p text:style-name="P29">Técnico em Desenvolvimento de Games</text:p>
          <text:list>
            <text:list-item>
              <text:p text:style-name="P30">SENAC Nações Unidas</text:p>
            </text:list-item>
            <text:list-item>
              <text:p text:style-name="P30">Início em Outubro/2014 | Término em Fevereiro/2016</text:p>
            </text:list-item>
          </text:list>
        </text:list-item>
      </text:list>
      <text:p text:style-name="P8"/>
      <text:p text:style-name="P9">IDIOMAS</text:p>
      <text:list text:style-name="L5">
        <text:list-item>
          <text:p text:style-name="P31">Português: <text:span text:style-name="T33">Nativo</text:span></text:p>
        </text:list-item>
        <text:list-item>
          <text:p text:style-name="P31">Inglês: <text:span text:style-name="T33">Intermediário</text:span></text:p>
        </text:list-item>
      </text:list>
      <text:p text:style-name="P8"/>
      <text:p text:style-name="P9"><text:soft-page-break/>EXTRACURRICULAR</text:p>
      <text:list text:style-name="L6">
        <text:list-item>
          <text:p text:style-name="P32">DOCKER Completo - Do Zero ao Avançado (2023) – Udemy</text:p>
          <text:list>
            <text:list-item>
              <text:p text:style-name="P33"><text:span text:style-name="T30">Certificado: </text:span><text:a xlink:type="simple" xlink:href="https://ude.my/UC-6c0419af-bd27-41d6-954a-9c22c3697994" text:style-name="Internet_20_link" text:visited-style-name="Visited_20_Internet_20_Link"><text:span text:style-name="T30">ude.my/UC-6c0419af-bd27-41d6-954a-9c22c3697994</text:span></text:a></text:p>
            </text:list-item>
          </text:list>
        </text:list-item>
      </text:list>
      <text:p text:style-name="P34"/>
      <text:list text:continue-numbering="true" text:style-name="L6">
        <text:list-item>
          <text:p text:style-name="P35">TypeScript do básico ao avançado (c/ React, Express) – <text:span text:style-name="T34">Udemy</text:span></text:p>
          <text:list>
            <text:list-item>
              <text:p text:style-name="P36"><text:span text:style-name="T30">Certificado: </text:span><text:a xlink:type="simple" xlink:href="https://ude.my/UC-3269c2bc-39c5-4bf7-8a38-d8b12ef9dac0/" text:style-name="Internet_20_link" text:visited-style-name="Visited_20_Internet_20_Link"><text:span text:style-name="T30">ude.my/UC-3269c2bc-39c5-4bf7-8a38-d8b12ef9dac0</text:span></text:a>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styles>
    <draw:fill-image draw:name="Raphael_5f_Profile_5f_Picture_5f_small" draw:display-name="Raphael_Profile_Picture_small" xlink:href="Pictures/100000000000064000000640550C544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Internet_20_link" style:display-name="Internet link" style:family="text">
      <style:text-properties fo:color="#666666" loext:opacity="100%"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03:08:11.890284014</meta:creation-date>
    <dc:date>2024-12-20T09:53:54.265110686</dc:date>
    <meta:editing-duration>PT3H47M4S</meta:editing-duration>
    <meta:editing-cycles>31</meta:editing-cycles>
    <meta:generator>LibreOffice/24.8.3.2$Linux_X86_64 LibreOffice_project/480$Build-2</meta:generator>
    <meta:print-date>2024-11-05T22:47:29.421122208</meta:print-date>
    <meta:printed-by>Arquivos PDF</meta:printed-by>
    <meta:document-statistic meta:table-count="0" meta:image-count="6" meta:object-count="0" meta:page-count="5" meta:paragraph-count="80" meta:word-count="942" meta:character-count="6971" meta:non-whitespace-character-count="6085"/>
  </office:meta>
</office:document-meta>
</file>